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1" style:family="text">
      <style:text-properties officeooo:rsid="000579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lling procedures and variable using</text:p>
      <text:h text:style-name="Heading_20_1" text:outline-level="1">Description</text:h>
      <text:p text:style-name="Text_20_body">Global variables acess by absolute reference.</text:p>
      <text:p text:style-name="Text_20_body">When calling procedures and functions, push values from left to right (that is, the same order than they're in the sources), then call the procedure. <text:s/>Inside the procedure/funciton, use Stack Pointer as base to access parameters and local variables.</text:p>
      <text:p text:style-name="Text_20_body">VAR and OUT variables are used as pointers (indirection).</text:p>
      <text:p text:style-name="Text_20_body">FUNCTION's return value would be a fake parameter (that is, push a VOID value before to push the parameters).</text:p>
      <text:h text:style-name="Heading_20_1" text:outline-level="1">Global variables</text:h>
      <text:p text:style-name="Text_20_body">When global variable definition is found, it's stored in a variable list descritpion. <text:s/>At end of program, compiler inserts the Global Variable Table (DATA), putting names as labels and using “db” and “dbw” to room space.</text:p>
      <text:p text:style-name="Text_20_body">All variable names will be uppercased. <text:s/>No prefix added (i.e. “_”) ?</text:p>
      <text:h text:style-name="Heading_20_1" text:outline-level="1">Local variables and parameters by value</text:h>
      <text:p text:style-name="Text_20_body">IIRC the Z-80 doesn't allow to use the stack pointer to acces memory. <text:s/>BTW it has the IX and IY registers that allows to access memory by index ( LD [IX+nn], nn ).</text:p>
      <text:p text:style-name="Text_20_body">As a PROCEDURE prolog, we would push the Stack Pointer, pop it to IX (or IY), then “move” the IX to the first pushed parameter and use it to acces both parameters and local variables.</text:p>
      <text:p text:style-name="Text_20_body">Once we have IX initialised, we should save the stack pointer (ie, pushing it) because we will need to move it to the last local variable before to call a PROCEDURE.</text:p>
      <text:h text:style-name="Heading_20_1" text:outline-level="1">Simple procedure</text:h>
      <text:p text:style-name="Text_20_body">Simple procedure calling, with parameters and global and local vari<text:span text:style-name="T1">a</text:span>bles.</text:p>
      <text:p text:style-name="Preformatted_20_Text">PROGRAM example;</text:p>
      <text:p text:style-name="Preformatted_20_Text"/>
      <text:p text:style-name="Preformatted_20_Text">VAR</text:p>
      <text:p text:style-name="Preformatted_20_Text"><text:s text:c="2"/>GlobalVariable: INTEGER;</text:p>
      <text:p text:style-name="Preformatted_20_Text"/>
      <text:p text:style-name="Preformatted_20_Text"><text:s text:c="2"/>PROCEDURE TheProcedure (Parameter: INTEGER);</text:p>
      <text:p text:style-name="Preformatted_20_Text"><text:s text:c="2"/>VAR LocalVariable: INTEGER;</text:p>
      <text:p text:style-name="Preformatted_20_Text"><text:s text:c="2"/>BEGIN</text:p>
      <text:p text:style-name="Preformatted_20_Text"><text:s text:c="4"/>LocalVariable <text:s/>:= Parameter;</text:p>
      <text:p text:style-name="Preformatted_20_Text"><text:s text:c="2"/>END;</text:p>
      <text:p text:style-name="Preformatted_20_Text"/>
      <text:p text:style-name="Preformatted_20_Text">BEGIN</text:p>
      <text:p text:style-name="Preformatted_20_Text"><text:s text:c="2"/>GlobalVariable := 7;</text:p>
      <text:p text:style-name="Preformatted_20_Text"><text:s text:c="2"/>TheProcedure (GlobalVariable);</text:p>
      <text:p text:style-name="Preformatted_20_Text">END.</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02T16:04:25.90</meta:creation-date>
    <dc:date>2017-02-19T13:14:19.621656909</dc:date>
    <meta:editing-duration>PT2H39M15S</meta:editing-duration>
    <meta:editing-cycles>15</meta:editing-cycles>
    <meta:generator>LibreOffice/5.1.4.2$Linux_X86_64 LibreOffice_project/10m0$Build-2</meta:generator>
    <meta:document-statistic meta:table-count="0" meta:image-count="0" meta:object-count="0" meta:page-count="1" meta:paragraph-count="27" meta:word-count="270" meta:character-count="1679" meta:non-whitespace-character-count="1413"/>
  </office:meta>
</office:document-meta>
</file>